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4.5444in" table:align="left"/>
    </style:style>
    <style:style style:name="Table1.A" style:family="table-column">
      <style:table-column-properties style:column-width="1.1257in"/>
    </style:style>
    <style:style style:name="Table1.B" style:family="table-column">
      <style:table-column-properties style:column-width="1.7264in"/>
    </style:style>
    <style:style style:name="Table1.C" style:family="table-column">
      <style:table-column-properties style:column-width="1.692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officeooo:paragraph-rsid="000b5a14"/>
    </style:style>
    <style:style style:name="P2" style:family="paragraph" style:parent-style-name="Heading_20_1">
      <style:text-properties officeooo:paragraph-rsid="000b5a14"/>
    </style:style>
    <style:style style:name="P3" style:family="paragraph" style:parent-style-name="Table_20_Heading">
      <style:text-properties officeooo:paragraph-rsid="000b5a14"/>
    </style:style>
    <style:style style:name="P4" style:family="paragraph" style:parent-style-name="Horizontal_20_Line">
      <style:text-properties officeooo:paragraph-rsid="000b5a14"/>
    </style:style>
    <style:style style:name="P5" style:family="paragraph" style:parent-style-name="Heading_20_2">
      <style:text-properties officeooo:paragraph-rsid="000b5a14"/>
    </style:style>
    <style:style style:name="P6" style:family="paragraph" style:parent-style-name="Preformatted_20_Text">
      <style:text-properties officeooo:paragraph-rsid="000b5a14"/>
    </style:style>
    <style:style style:name="P7" style:family="paragraph" style:parent-style-name="Preformatted_20_Text">
      <style:paragraph-properties fo:margin-top="0in" fo:margin-bottom="0.1965in" loext:contextual-spacing="false"/>
      <style:text-properties officeooo:paragraph-rsid="000b5a14"/>
    </style:style>
    <style:style style:name="P8" style:family="paragraph" style:parent-style-name="Table_20_Contents">
      <style:text-properties officeooo:paragraph-rsid="000b5a14"/>
    </style:style>
    <style:style style:name="P9" style:family="paragraph" style:parent-style-name="Heading_20_3">
      <style:text-properties officeooo:paragraph-rsid="000b5a14"/>
    </style:style>
    <style:style style:name="T1" style:family="text">
      <style:text-properties officeooo:rsid="000692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2" text:outline-level="1">📘 <text:span text:style-name="Strong_20_Emphasis">Day 1</text:span><text:span text:style-name="Strong_20_Emphasis"><text:span text:style-name="T1">8 <text:s/></text:span></text:span><text:span text:style-name="Strong_20_Emphasis">Destructuring + Spread + Rest </text:span></text:h>
      <text:p text:style-name="P4"/>
      <text:h text:style-name="P2" text:outline-level="1">⭐ <text:span text:style-name="Strong_20_Emphasis">1. Destructuring</text:span></text:h>
      <text:h text:style-name="P5" text:outline-level="2"><text:span text:style-name="Strong_20_Emphasis"/></text:h>
      <text:p text:style-name="P1">Destructuring is a modern JavaScript feature that allows you to <text:span text:style-name="Strong_20_Emphasis">unpack (extract) values from arrays or objects directly into variables</text:span>.<text:line-break/>It removes the need for manual indexing, repeated property access, or long expressions.<text:line-break/>The goal is to make your code <text:span text:style-name="Strong_20_Emphasis">cleaner, shorter, and easier to understand</text:span>.</text:p>
      <text:p text:style-name="P4"/>
      <text:h text:style-name="P5" text:outline-level="2">✨ <text:span text:style-name="Strong_20_Emphasis">A. Array Destructuring</text:span></text:h>
      <text:h text:style-name="P9" text:outline-level="3"><text:span text:style-name="Strong_20_Emphasis">Example 1 — Basic Destructuring (Line by Line)</text:span></text:h>
      <text:p text:style-name="P7"><text:span text:style-name="Source_20_Text">const arr = [10, 20, 30];</text:span></text:p>
      <text:p text:style-name="P1">– We have an array with three values.</text:p>
      <text:p text:style-name="P7"><text:span text:style-name="Source_20_Text">const [a, b, c] = arr;</text:span></text:p>
      <text:p text:style-name="P1">– <text:span text:style-name="Source_20_Text">a</text:span> receives the first value → 10<text:line-break/>– <text:span text:style-name="Source_20_Text">b</text:span> receives the second value → 20<text:line-break/>– <text:span text:style-name="Source_20_Text">c</text:span> receives the third value → 30</text:p>
      <text:p text:style-name="P7"><text:span text:style-name="Source_20_Text">console.log(a, b, c);</text:span></text:p>
      <text:p text:style-name="P1">Output: <text:span text:style-name="Source_20_Text">10 20 30</text:span></text:p>
      <text:p text:style-name="P4"/>
      <text:h text:style-name="P9" text:outline-level="3"><text:span text:style-name="Strong_20_Emphasis">Example 2 — Skipping Values</text:span></text:h>
      <text:p text:style-name="P6"><text:span text:style-name="Source_20_Text">const colors = ["Red", "Green", "Blue"];</text:span></text:p>
      <text:p text:style-name="P6"><text:span text:style-name="Source_20_Text">const [, second] = colors;</text:span></text:p>
      <text:p text:style-name="P7"><text:span text:style-name="Source_20_Text">console.log(second);</text:span></text:p>
      <text:p text:style-name="P1">Line-by-line:<text:line-break/>– The comma ( <text:span text:style-name="Source_20_Text">,</text:span> ) skips the first value.<text:line-break/>– <text:span text:style-name="Source_20_Text">second</text:span> receives <text:span text:style-name="Source_20_Text">"Green"</text:span>.</text:p>
      <text:p text:style-name="P1"><text:soft-page-break/>Output: <text:span text:style-name="Source_20_Text">Green</text:span></text:p>
      <text:p text:style-name="P4"/>
      <text:h text:style-name="P9" text:outline-level="3"><text:span text:style-name="Strong_20_Emphasis">Example 3 — Default Values</text:span></text:h>
      <text:p text:style-name="P6"><text:span text:style-name="Source_20_Text">const numbers = [5];</text:span></text:p>
      <text:p text:style-name="P6"><text:span text:style-name="Source_20_Text">const [x, y = 100] = numbers;</text:span></text:p>
      <text:p text:style-name="P7"><text:span text:style-name="Source_20_Text">console.log(x, y);</text:span></text:p>
      <text:p text:style-name="P1">Explanation:<text:line-break/>– <text:span text:style-name="Source_20_Text">x = 5</text:span><text:line-break/>– <text:span text:style-name="Source_20_Text">y</text:span> gets default value → <text:span text:style-name="Source_20_Text">100</text:span> because no second value exists.</text:p>
      <text:p text:style-name="P1">Output: <text:span text:style-name="Source_20_Text">5 100</text:span></text:p>
      <text:p text:style-name="P4"/>
      <text:h text:style-name="P5" text:outline-level="2">✨ <text:span text:style-name="Strong_20_Emphasis">B. Object Destructuring</text:span></text:h>
      <text:h text:style-name="P9" text:outline-level="3"><text:span text:style-name="Strong_20_Emphasis">Example 1 — Basic Destructuring</text:span></text:h>
      <text:p text:style-name="P6"><text:span text:style-name="Source_20_Text">const person = { name: "Ravi", age: 22 };</text:span></text:p>
      <text:p text:style-name="P6"><text:span text:style-name="Source_20_Text">const { name, age } = person;</text:span></text:p>
      <text:p text:style-name="P7"><text:span text:style-name="Source_20_Text">console.log(name, age);</text:span></text:p>
      <text:p text:style-name="P1"/>
      <text:h text:style-name="P9" text:outline-level="3"><text:span text:style-name="Strong_20_Emphasis">Example 2 — Renaming Variables</text:span></text:h>
      <text:p text:style-name="P6"><text:span text:style-name="Source_20_Text">const car = { brand: "Honda", model: "City" };</text:span></text:p>
      <text:p text:style-name="P6"><text:span text:style-name="Source_20_Text">const { brand: carBrand, model: carModel } = car;</text:span></text:p>
      <text:p text:style-name="P6"/>
      <text:p text:style-name="P7"><text:span text:style-name="Source_20_Text">console.log(carBrand, carModel);</text:span></text:p>
      <text:p text:style-name="P1">Output: <text:span text:style-name="Source_20_Text">Honda City</text:span></text:p>
      <text:p text:style-name="P4"/>
      <text:h text:style-name="P9" text:outline-level="3"><text:span text:style-name="Strong_20_Emphasis">Example 3 — Default Values</text:span></text:h>
      <text:p text:style-name="P6"><text:span text:style-name="Source_20_Text">const user = { name: "Alex" };</text:span></text:p>
      <text:p text:style-name="P6"><text:span text:style-name="Source_20_Text">const { name, age = 18 } = user;</text:span></text:p>
      <text:p text:style-name="P6"/>
      <text:p text:style-name="P7"><text:span text:style-name="Source_20_Text">console.log(name, age);</text:span></text:p>
      <text:p text:style-name="P1">Output: <text:span text:style-name="Source_20_Text">Alex 18</text:span></text:p>
      <text:p text:style-name="P4"/>
      <text:p text:style-name="P4"/>
      <text:h text:style-name="P2" text:outline-level="1"><text:soft-page-break/>⭐ <text:span text:style-name="Strong_20_Emphasis">2. Spread Operator (…)</text:span></text:h>
      <text:h text:style-name="P5" text:outline-level="2"><text:span text:style-name="Strong_20_Emphasis"/></text:h>
      <text:p text:style-name="P1">The spread operator expands an array or object into <text:span text:style-name="Strong_20_Emphasis">individual elements</text:span>.<text:line-break/>It is mainly used for:<text:line-break/>✔ Copying arrays/objects<text:line-break/>✔ Merging arrays<text:line-break/>✔ Adding new values<text:line-break/>✔ Expanding elements inside functions</text:p>
      <text:p text:style-name="P1">Spread never collects values—it only <text:span text:style-name="Strong_20_Emphasis">expands</text:span>.</text:p>
      <text:p text:style-name="P4"/>
      <text:h text:style-name="P5" text:outline-level="2">✨ <text:span text:style-name="Strong_20_Emphasis">Example 1 — Copying an Array (Line by Line)</text:span></text:h>
      <text:p text:style-name="P7"><text:span text:style-name="Source_20_Text">const nums = [1, 2, 3];</text:span></text:p>
      <text:p text:style-name="P1">– Original array.</text:p>
      <text:p text:style-name="P7"><text:span text:style-name="Source_20_Text">const newNums = [...nums];</text:span></text:p>
      <text:p text:style-name="P1">– <text:span text:style-name="Source_20_Text">...nums</text:span> expands → <text:span text:style-name="Source_20_Text">1, 2, 3</text:span><text:line-break/>– These values are placed into a new array → <text:span text:style-name="Source_20_Text">newNums</text:span>.</text:p>
      <text:p text:style-name="P7"><text:span text:style-name="Source_20_Text">console.log(newNums);</text:span></text:p>
      <text:p text:style-name="P1">Output: <text:span text:style-name="Source_20_Text">[1, 2, 3]</text:span></text:p>
      <text:p text:style-name="P4"/>
      <text:h text:style-name="P5" text:outline-level="2">✨ <text:span text:style-name="Strong_20_Emphasis">Example 2 — Adding Extra Values</text:span></text:h>
      <text:p text:style-name="P6"><text:span text:style-name="Source_20_Text">const nums = [1, 2, 3];</text:span></text:p>
      <text:p text:style-name="P6"><text:span text:style-name="Source_20_Text">const updated = [...nums, 4, 5];</text:span></text:p>
      <text:p text:style-name="P7"><text:span text:style-name="Source_20_Text">console.log(updated);</text:span></text:p>
      <text:p text:style-name="P1"/>
      <text:p text:style-name="P4"/>
      <text:h text:style-name="P5" text:outline-level="2">✨ <text:span text:style-name="Strong_20_Emphasis">Example 3 — Merging Arrays</text:span></text:h>
      <text:p text:style-name="P6"><text:span text:style-name="Source_20_Text">const a = [10, 20];</text:span></text:p>
      <text:p text:style-name="P6"><text:span text:style-name="Source_20_Text">const b = [30, 40];</text:span></text:p>
      <text:p text:style-name="P6"><text:span text:style-name="Source_20_Text">const finalArr = [...a, ...b];</text:span></text:p>
      <text:p text:style-name="P7"><text:span text:style-name="Source_20_Text">console.log(finalArr);</text:span></text:p>
      <text:p text:style-name="P1"><text:soft-page-break/>Output: <text:span text:style-name="Source_20_Text">[10, 20, 30, 40]</text:span></text:p>
      <text:p text:style-name="P4"/>
      <text:h text:style-name="P5" text:outline-level="2">✨ <text:span text:style-name="Strong_20_Emphasis">Example 4 — Object Spread</text:span></text:h>
      <text:p text:style-name="P6"><text:span text:style-name="Source_20_Text">const user = { name: "Ravi" };</text:span></text:p>
      <text:p text:style-name="P6"><text:span text:style-name="Source_20_Text">const updatedUser = { ...user, age: 22 };</text:span></text:p>
      <text:p text:style-name="P7"><text:span text:style-name="Source_20_Text">console.log(updatedUser);</text:span></text:p>
      <text:p text:style-name="P1">Output: <text:span text:style-name="Source_20_Text">{ name: "Ravi", age: 22 }</text:span></text:p>
      <text:p text:style-name="P4"/>
      <text:p text:style-name="P4"/>
      <text:h text:style-name="P2" text:outline-level="1">⭐ <text:span text:style-name="Strong_20_Emphasis">3. Rest Operator (…)</text:span></text:h>
      <text:h text:style-name="P5" text:outline-level="2"><text:span text:style-name="Strong_20_Emphasis"/></text:h>
      <text:p text:style-name="P1">The rest operator collects <text:span text:style-name="Strong_20_Emphasis">multiple values</text:span> into a <text:span text:style-name="Strong_20_Emphasis">single array or object</text:span>.<text:line-break/>It works opposite to spread:<text:line-break/>✔ Spread → expands<text:line-break/>✔ Rest → collects</text:p>
      <text:p text:style-name="P1">Rest is mostly used in:<text:line-break/>✔ Function parameters<text:line-break/>✔ Array destructuring<text:line-break/>✔ Object destructuring</text:p>
      <text:p text:style-name="P4"/>
      <text:h text:style-name="P2" text:outline-level="1">✨ <text:span text:style-name="Strong_20_Emphasis">A. Rest in Functions</text:span></text:h>
      <text:h text:style-name="P9" text:outline-level="3"><text:span text:style-name="Strong_20_Emphasis">Example 1 — Sum of All Arguments</text:span></text:h>
      <text:p text:style-name="P6"><text:span text:style-name="Source_20_Text">function sum(...numbers) {</text:span></text:p>
      <text:p text:style-name="P6"><text:span text:style-name="Source_20_Text"><text:s text:c="2"/>return numbers.reduce((a, b) =&gt; a + b);</text:span></text:p>
      <text:p text:style-name="P7"><text:span text:style-name="Source_20_Text">}</text:span></text:p>
      <text:p text:style-name="P1">Line-by-line:<text:line-break/>– <text:span text:style-name="Source_20_Text">...numbers</text:span> collects all arguments into an array.<text:line-break/>– <text:span text:style-name="Source_20_Text">reduce()</text:span> adds them.</text:p>
      <text:p text:style-name="P7"><text:span text:style-name="Source_20_Text">console.log(sum(1, 2, 3, 4));</text:span></text:p>
      <text:p text:style-name="P1">Output: <text:span text:style-name="Source_20_Text">10</text:span></text:p>
      <text:p text:style-name="P4"/>
      <text:h text:style-name="P9" text:outline-level="3"><text:soft-page-break/><text:span text:style-name="Strong_20_Emphasis">Example 2 — First Value Separate, Others in Rest</text:span></text:h>
      <text:p text:style-name="P6"><text:span text:style-name="Source_20_Text">function show(first, ...restValues) {</text:span></text:p>
      <text:p text:style-name="P6"><text:span text:style-name="Source_20_Text"><text:s text:c="2"/>console.log("First:", first);</text:span></text:p>
      <text:p text:style-name="P6"><text:span text:style-name="Source_20_Text"><text:s text:c="2"/>console.log("Rest:", restValues);</text:span></text:p>
      <text:p text:style-name="P6"><text:span text:style-name="Source_20_Text">}</text:span></text:p>
      <text:p text:style-name="P7"><text:span text:style-name="Source_20_Text">show(10, 20, 30, 40);</text:span></text:p>
      <text:p text:style-name="P1">Output:<text:line-break/>First: 10<text:line-break/>Rest: <text:span text:style-name="Source_20_Text">[20, 30, 40]</text:span></text:p>
      <text:p text:style-name="P4"/>
      <text:h text:style-name="P2" text:outline-level="1">✨ <text:span text:style-name="Strong_20_Emphasis">B. Rest in Objects</text:span></text:h>
      <text:h text:style-name="P9" text:outline-level="3"><text:span text:style-name="Strong_20_Emphasis">Example</text:span></text:h>
      <text:p text:style-name="P6"><text:span text:style-name="Source_20_Text">const user = { name: "Ravi", age: 22, city: "Pune" };</text:span></text:p>
      <text:p text:style-name="P6"><text:span text:style-name="Source_20_Text">const { name, ...other } = user;</text:span></text:p>
      <text:p text:style-name="P6"/>
      <text:p text:style-name="P6"><text:span text:style-name="Source_20_Text">console.log(name);</text:span></text:p>
      <text:p text:style-name="P7"><text:span text:style-name="Source_20_Text">console.log(other);</text:span></text:p>
      <text:p text:style-name="P1">Output:<text:line-break/><text:span text:style-name="Source_20_Text">Ravi</text:span><text:line-break/><text:span text:style-name="Source_20_Text">{ age: 22, city: "Pune" }</text:span></text:p>
      <text:p text:style-name="P4"/>
      <text:h text:style-name="P2" text:outline-level="1">✨ <text:span text:style-name="Strong_20_Emphasis">C. Rest in Arrays</text:span></text:h>
      <text:p text:style-name="P6"><text:span text:style-name="Source_20_Text">const arr = [10, 20, 30, 40];</text:span></text:p>
      <text:p text:style-name="P6"><text:span text:style-name="Source_20_Text">const [first, ...rest] = arr;</text:span></text:p>
      <text:p text:style-name="P6"/>
      <text:p text:style-name="P6"><text:span text:style-name="Source_20_Text">console.log(first);</text:span></text:p>
      <text:p text:style-name="P7"><text:span text:style-name="Source_20_Text">console.log(rest);</text:span></text:p>
      <text:p text:style-name="P1">Output:<text:line-break/><text:span text:style-name="Source_20_Text">10</text:span><text:line-break/><text:span text:style-name="Source_20_Text">[20, 30, 40]</text:span></text:p>
      <text:p text:style-name="P4"/>
      <text:p text:style-name="P4"/>
      <text:h text:style-name="P2" text:outline-level="1">📝 <text:span text:style-name="Strong_20_Emphasis">Exercise </text:span></text:h>
      <text:p text:style-name="P1">Use destructuring inside function parameters.</text:p>
      <text:p text:style-name="P6"><text:soft-page-break/><text:span text:style-name="Source_20_Text">function printUser({ name, age }) {</text:span></text:p>
      <text:p text:style-name="P6"><text:span text:style-name="Source_20_Text"><text:s text:c="2"/>console.log(name, age);</text:span></text:p>
      <text:p text:style-name="P7"><text:span text:style-name="Source_20_Text">}</text:span></text:p>
      <text:p text:style-name="P1">Explanation:<text:line-break/>– The function receives an object.<text:line-break/>– <text:span text:style-name="Source_20_Text">{ name, age }</text:span> extracts values immediately.<text:line-break/>– No need to write <text:span text:style-name="Source_20_Text">user.name</text:span> or <text:span text:style-name="Source_20_Text">user.age</text:span>.</text:p>
      <text:p text:style-name="P4"/>
      <text:p text:style-name="P4"/>
      <text:h text:style-name="P2" text:outline-level="1">❓ <text:span text:style-name="Strong_20_Emphasis">Quiz </text:span></text:h>
      <text:h text:style-name="P9" text:outline-level="3"><text:span text:style-name="Strong_20_Emphasis">Q. What is the difference between Spread and Rest?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">Feature</text:p>
            </table:table-cell>
            <table:table-cell table:style-name="Table1.A1" office:value-type="string">
              <text:p text:style-name="P3">Spread</text:p>
            </table:table-cell>
            <table:table-cell table:style-name="Table1.A1" office:value-type="string">
              <text:p text:style-name="P3">Rest</text:p>
            </table:table-cell>
          </table:table-row>
        </table:table-header-rows>
        <table:table-row>
          <table:table-cell table:style-name="Table1.A1" office:value-type="string">
            <text:p text:style-name="P8">Meaning</text:p>
          </table:table-cell>
          <table:table-cell table:style-name="Table1.A1" office:value-type="string">
            <text:p text:style-name="P8">Expands elements</text:p>
          </table:table-cell>
          <table:table-cell table:style-name="Table1.A1" office:value-type="string">
            <text:p text:style-name="P8">Collects elements</text:p>
          </table:table-cell>
        </table:table-row>
        <table:table-row>
          <table:table-cell table:style-name="Table1.A1" office:value-type="string">
            <text:p text:style-name="P8">Direction</text:p>
          </table:table-cell>
          <table:table-cell table:style-name="Table1.A1" office:value-type="string">
            <text:p text:style-name="P8">Breaks apart</text:p>
          </table:table-cell>
          <table:table-cell table:style-name="Table1.A1" office:value-type="string">
            <text:p text:style-name="P8">Gathers together</text:p>
          </table:table-cell>
        </table:table-row>
        <table:table-row>
          <table:table-cell table:style-name="Table1.A1" office:value-type="string">
            <text:p text:style-name="P8">Use Case</text:p>
          </table:table-cell>
          <table:table-cell table:style-name="Table1.A1" office:value-type="string">
            <text:p text:style-name="P8">Copying, merging</text:p>
          </table:table-cell>
          <table:table-cell table:style-name="Table1.A1" office:value-type="string">
            <text:p text:style-name="P8">Function parameters</text:p>
          </table:table-cell>
        </table:table-row>
        <table:table-row>
          <table:table-cell table:style-name="Table1.A1" office:value-type="string">
            <text:p text:style-name="P8">Syntax Position</text:p>
          </table:table-cell>
          <table:table-cell table:style-name="Table1.A1" office:value-type="string">
            <text:p text:style-name="P8">Usually in arrays/objects</text:p>
          </table:table-cell>
          <table:table-cell table:style-name="Table1.A1" office:value-type="string">
            <text:p text:style-name="P8">Usually in function args</text:p>
          </table:table-cell>
        </table:table-row>
      </table:table>
      <text:p text:style-name="P1"><text:span text:style-name="Strong_20_Emphasis">Which one is used in function parameters?</text:span><text:line-break/>✔ <text:span text:style-name="Strong_20_Emphasis">Rest Operato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01T16:14:45.614000000</meta:creation-date>
    <dc:date>2025-12-01T16:14:56.472000000</dc:date>
    <meta:editing-duration>PT11S</meta:editing-duration>
    <meta:editing-cycles>1</meta:editing-cycles>
    <meta:document-statistic meta:table-count="1" meta:image-count="0" meta:object-count="0" meta:page-count="6" meta:paragraph-count="118" meta:word-count="671" meta:character-count="3990" meta:non-whitespace-character-count="3398"/>
    <meta:generator>Neat_Office/6.2.8.2$Windows_x86 LibreOffice_project/</meta:generator>
  </office:meta>
</office:document-meta>
</file>